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3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7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9.4736842105263">
            <text:p>89.47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0,12,8,15,16,18,17,19,</text:p>
          </table:table-cell>
          <table:table-cell table:number-columns-repeated="2" office:value-type="string">
            <text:p>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8.421052631579">
            <text:p>68.42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9,10,12,8,15,16,18,19,</text:p>
          </table:table-cell>
          <table:table-cell table:number-columns-repeated="2" office:value-type="string">
            <text:p>10,1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3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8.9473684210526">
            <text:p>78.95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1,10,12,8,15,16,18,19,</text:p>
          </table:table-cell>
          <table:table-cell table:number-columns-repeated="2" office:value-type="string">
            <text:p>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3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3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3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4.2105263157895">
            <text:p>84.21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9,</text:p>
          </table:table-cell>
          <table:table-cell table:number-columns-repeated="2" office:value-type="string">
            <text:p>13,10,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7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9.4736842105263">
            <text:p>89.47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0,12,8,15,16,18,17,19,</text:p>
          </table:table-cell>
          <table:table-cell table:number-columns-repeated="2" office:value-type="string">
            <text:p>13,1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7,1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59:04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